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477" officeooo:paragraph-rsid="00194477"/>
    </style:style>
    <style:style style:name="P2" style:family="paragraph" style:parent-style-name="Standard">
      <style:text-properties fo:font-size="24pt" fo:font-weight="bold" officeooo:rsid="00194477" officeooo:paragraph-rsid="00194477" style:font-size-asian="24pt" style:font-weight-asian="bold" style:font-size-complex="24pt" style:font-weight-complex="bold"/>
    </style:style>
    <style:style style:name="P3" style:family="paragraph" style:parent-style-name="Standard">
      <style:text-properties fo:font-weight="bold" officeooo:rsid="001bdd5e" officeooo:paragraph-rsid="001bdd5e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1ab506" officeooo:paragraph-rsid="001ab506"/>
    </style:style>
    <style:style style:name="P5" style:family="paragraph" style:parent-style-name="Standard">
      <style:text-properties officeooo:rsid="001ab506" officeooo:paragraph-rsid="001ab506"/>
    </style:style>
    <style:style style:name="P6" style:family="paragraph" style:parent-style-name="Standard">
      <style:text-properties officeooo:rsid="001ab506" officeooo:paragraph-rsid="001dabfa"/>
    </style:style>
    <style:style style:name="P7" style:family="paragraph" style:parent-style-name="Standard">
      <style:text-properties fo:font-weight="normal" officeooo:rsid="00194477" officeooo:paragraph-rsid="00194477" style:font-weight-asian="normal" style:font-weight-complex="normal"/>
    </style:style>
    <style:style style:name="P8" style:family="paragraph" style:parent-style-name="Standard">
      <style:text-properties fo:font-weight="normal" officeooo:rsid="001ab506" officeooo:paragraph-rsid="001ab50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b506" style:font-weight-asian="bold" style:font-weight-complex="bold"/>
    </style:style>
    <style:style style:name="T3" style:family="text">
      <style:text-properties fo:font-weight="bold" officeooo:rsid="001bdd5e" style:font-weight-asian="bold" style:font-weight-complex="bold"/>
    </style:style>
    <style:style style:name="T4" style:family="text">
      <style:text-properties officeooo:rsid="001ab506"/>
    </style:style>
    <style:style style:name="T5" style:family="text">
      <style:text-properties officeooo:rsid="001bdd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dd5e" style:font-weight-asian="normal" style:font-weight-complex="normal"/>
    </style:style>
    <style:style style:name="T8" style:family="text">
      <style:text-properties fo:font-weight="normal" officeooo:rsid="001dabfa" style:font-weight-asian="normal" style:font-weight-complex="normal"/>
    </style:style>
    <style:style style:name="T9" style:family="text">
      <style:text-properties officeooo:rsid="001dabfa"/>
    </style:style>
    <style:style style:name="T10" style:family="text">
      <style:text-properties officeooo:rsid="001f3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LAB PSAT Simulator Documentation</text:p>
      <text:p text:style-name="P1"/>
      <text:p text:style-name="P1"><text:span text:style-name="T1">initial_failures.m</text:span></text:p>
      <text:p text:style-name="P1"><text:span text:style-name="T1"><text:tab/></text:span><text:span text:style-name="T6">Implements function: initial_failures</text:span></text:p>
      <text:p text:style-name="P7"><text:tab/>Arguments:</text:p>
      <text:p text:style-name="P7"><text:tab/><text:tab/>nl: Number of lines in data model</text:p>
      <text:p text:style-name="P7"><text:tab/><text:tab/>nf: Number of FACTS in data model</text:p>
      <text:p text:style-name="P7"><text:tab/><text:tab/>np: Number of PMU in data model</text:p>
      <text:p text:style-name="P7"><text:tab/><text:tab/>nd: Number of decision support entities in data model</text:p>
      <text:p text:style-name="P7"><text:tab/><text:tab/>ml: Max concurrent line failures</text:p>
      <text:p text:style-name="P7"><text:tab/><text:tab/>mf: Max concurrent FACTS failures</text:p>
      <text:p text:style-name="P7"><text:tab/><text:tab/>mp: Max concurrent PMU failures</text:p>
      <text:p text:style-name="P7"><text:tab/><text:tab/>mc: Max concurrent communication failures</text:p>
      <text:p text:style-name="P7"><text:tab/><text:tab/>md: Max conccurrent decision support failures</text:p>
      <text:p text:style-name="P7"><text:tab/><text:tab/>mg: Max number of concurrent GPS signals affected by noise</text:p>
      <text:p text:style-name="P7"><text:tab/><text:tab/>noise: duration of noise in microseconds</text:p>
      <text:p text:style-name="P7"><text:tab/>Output:</text:p>
      <text:p text:style-name="P7"><text:tab/><text:tab/><text:span text:style-name="T5">Returns s</text:span>tructure with fields:</text:p>
      <text:p text:style-name="P7"><text:tab/><text:tab/><text:tab/>line</text:p>
      <text:p text:style-name="P7"><text:tab/><text:tab/><text:tab/>facts</text:p>
      <text:p text:style-name="P7"><text:tab/><text:tab/><text:tab/>pmu</text:p>
      <text:p text:style-name="P7"><text:tab/><text:tab/><text:tab/>ds_facts</text:p>
      <text:p text:style-name="P7"><text:tab/><text:tab/><text:tab/>pmu_ds</text:p>
      <text:p text:style-name="P7"><text:tab/><text:tab/><text:tab/>ds</text:p>
      <text:p text:style-name="P7"><text:tab/><text:tab/><text:tab/>gps</text:p>
      <text:p text:style-name="P7"><text:tab/><text:tab/><text:tab/>sv</text:p>
      <text:p text:style-name="P7"><text:tab/>Dependencies: </text:p>
      <text:p text:style-name="P7"><text:tab/><text:tab/>None</text:p>
      <text:p text:style-name="P1"><text:span text:style-name="T1"/></text:p>
      <text:p text:style-name="P1"><text:span text:style-name="T1">cascade.m</text:span></text:p>
      <text:p text:style-name="P1"><text:span text:style-name="T1"><text:tab/></text:span><text:span text:style-name="T6">Implements function: cascade</text:span></text:p>
      <text:p text:style-name="P7"><text:tab/>Arguments:</text:p>
      <text:p text:style-name="P7"><text:tab/><text:tab/>file_name: Name of PSAT .m data file without the ‘.m’</text:p>
      <text:p text:style-name="P7"><text:tab/><text:tab/>initial_failures: Structure created by function: initial_failures</text:p>
      <text:p text:style-name="P7"><text:tab/>Output:</text:p>
      <text:p text:style-name="P7"><text:tab/><text:tab/><text:span text:style-name="T4">failure_seq/file_name.txt: Text representation of output</text:span></text:p>
      <text:p text:style-name="P7"><text:span text:style-name="T4"><text:tab/><text:tab/>failuer_seq/file_name.mat: Stores failure_seq structure created by cascade.m</text:span></text:p>
      <text:p text:style-name="P7"><text:tab/>Dependencies:</text:p>
      <text:p text:style-name="P7"><text:tab/><text:tab/>data/file_name.m: PSAT .m data file for power grid</text:p>
      <text:p text:style-name="P7"><text:tab/><text:tab/><text:span text:style-name="T4">nn/file_name.mat: Neural network file</text:span></text:p>
      <text:p text:style-name="P1"><text:span text:style-name="T2"/></text:p>
      <text:p text:style-name="P5"><text:span text:style-name="T1">identify_dep.m</text:span></text:p>
      <text:p text:style-name="P5"><text:span text:style-name="T1"><text:tab/></text:span><text:span text:style-name="T6">Implements function: identify_dep</text:span></text:p>
      <text:p text:style-name="P8"><text:tab/>Arguments:</text:p>
      <text:p text:style-name="P5"><text:span text:style-name="T1"><text:tab/><text:tab/></text:span><text:span text:style-name="T7">file_name: Name of PSAT .m data file from cascade.m without the ‘.m’</text:span></text:p>
      <text:p text:style-name="P5"><text:span text:style-name="T7"><text:tab/><text:tab/>method: one of “qis”, “cor”, or “rdc”</text:span></text:p>
      <text:p text:style-name="P5"><text:span text:style-name="T7"><text:tab/>Output:</text:span></text:p>
      <text:p text:style-name="P5"><text:span text:style-name="T7"><text:tab/><text:tab/>Returns matrix structure: dependency matrix</text:span></text:p>
      <text:p text:style-name="P5"><text:span text:style-name="T7"><text:tab/>Dependencies: </text:span></text:p>
      <text:p text:style-name="P5"><text:span text:style-name="T7"><text:tab/><text:tab/>failur</text:span><text:span text:style-name="T8">e</text:span><text:span text:style-name="T7">_seq/file_name.mat: Output from cascade.m</text:span></text:p>
      <text:p text:style-name="P6"><text:span text:style-name="T7"><text:tab/><text:tab/></text:span><text:span text:style-name="T8">data/file_name_comps.mat: Number of components in input system</text:span></text:p>
      <text:p text:style-name="P6"><text:soft-page-break/><text:span text:style-name="T3">plot_graph.m</text:span></text:p>
      <text:p text:style-name="P3"><text:span text:style-name="T6"><text:tab/>Implements function: plot_graph</text:span></text:p>
      <text:p text:style-name="P3"><text:span text:style-name="T6"><text:tab/>Arguments:</text:span></text:p>
      <text:p text:style-name="P3"><text:span text:style-name="T6"><text:tab/><text:tab/></text:span><text:span text:style-name="T8">file_name: Name of PSAT .m data file from cascade.m without the ‘.m’</text:span></text:p>
      <text:p text:style-name="P3"><text:span text:style-name="T8"><text:tab/><text:tab/>d: Structure output from identify_dep.m</text:span></text:p>
      <text:p text:style-name="P3"><text:span text:style-name="T8"><text:tab/><text:tab/>legends: Boolean value to determine if graph has legends</text:span></text:p>
      <text:p text:style-name="P3"><text:span text:style-name="T8"><text:tab/><text:tab/>pdf: Boolean value to determine if pdf output should be generated</text:span></text:p>
      <text:p text:style-name="P3"><text:span text:style-name="T8"><text:tab/>Output:</text:span></text:p>
      <text:p text:style-name="P3"><text:span text:style-name="T8"><text:tab/><text:tab/>Prints a graph to the screen</text:span></text:p>
      <text:p text:style-name="P3"><text:span text:style-name="T8"><text:tab/><text:tab/>/graph_file_name.pdf: Optional pdf output</text:span></text:p>
      <text:p text:style-name="P3"><text:span text:style-name="T8"><text:tab/>Dependencies:</text:span></text:p>
      <text:p text:style-name="P3"><text:span text:style-name="T8"><text:tab/><text:tab/>data/file_name_comps.mat: Number of components in input system</text:span></text:p>
      <text:p text:style-name="P4"><text:span text:style-name="T1">Working input </text:span><text:span text:style-name="T3">examples</text:span><text:span text:style-name="T1">:</text:span></text:p>
      <text:p text:style-name="P5"><text:span text:style-name="T1"/></text:p>
      <text:p text:style-name="P5"><text:span text:style-name="T1"><text:tab/></text:span><text:span text:style-name="T6">init = initial_failures(20, 3, 3, 1, 1, 1, 1, 0, 1, 0, 0)</text:span></text:p>
      <text:p text:style-name="P8"><text:tab/>cascade(“ieee14_smart”, init)</text:p>
      <text:p text:style-name="P8"><text:tab/><text:span text:style-name="T5">dqis = identify_dep(“ieee14_smart”, “qis”)</text:span></text:p>
      <text:p text:style-name="P8"><text:span text:style-name="T5"><text:tab/>dcor = identify_dep(“ieee14_smart”, “cor”)</text:span></text:p>
      <text:p text:style-name="P8"><text:span text:style-name="T5"><text:tab/>drdc = identify_dep(“ieee14_smart”, “rdc”)</text:span></text:p>
      <text:p text:style-name="P8"><text:tab/><text:span text:style-name="T10">plot_graph(“ieee14_smart”, dqis, 1, 1)</text:span></text:p>
      <text:p text:style-name="P8"><text:tab/><text:span text:style-name="T9">plot_graph(“ieee14_smart”, dcor, 1, 1)</text:span></text:p>
      <text:p text:style-name="P8"><text:tab/><text:span text:style-name="T10">plot_graph(“ieee14_smart”, drdc, 1, 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7:10:32.029430537</meta:creation-date>
    <dc:date>2022-12-07T17:57:38.836385679</dc:date>
    <meta:editing-duration>PT5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288" meta:character-count="2249" meta:non-whitespace-character-count="1918"/>
  </office:meta>
</office:document-meta>
</file>